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0181in" fo:margin-left="0.3194in" fo:margin-top="0in" fo:margin-bottom="0in" fo:break-before="auto" fo:break-after="auto" table:align="left"/>
    </style:style>
    <style:style style:name="Table1.A" style:family="table-column">
      <style:table-column-properties style:column-width="6.0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.25in" fo:margin-right="0in" fo:text-indent="0in" style:auto-text-indent="false" fo:break-before="auto" fo:break-after="auto"/>
    </style:style>
    <style:style style:name="P2" style:family="paragraph" style:parent-style-name="Standard">
      <style:paragraph-properties fo:margin-left="0.25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25in" fo:margin-right="0in" fo:text-align="justify" style:justify-single-word="false" fo:text-indent="0in" style:auto-text-indent="false" fo:break-before="auto" fo:break-after="auto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25in" fo:margin-right="0in" fo:text-align="justify" style:justify-single-word="false" fo:text-indent="0in" style:auto-text-indent="false" fo:break-before="auto" fo:break-after="auto"/>
    </style:style>
    <style:style style:name="P5" style:family="paragraph" style:parent-style-name="Standard" style:master-page-name="Standard">
      <style:paragraph-properties fo:margin-left="0.25in" fo:margin-right="0in" fo:text-indent="0in" style:auto-text-indent="false" style:page-number="1" fo:break-before="auto" fo:break-after="auto"/>
    </style:style>
    <style:style style:name="P6" style:family="paragraph" style:parent-style-name="Standard">
      <loext:graphic-properties draw:fill="solid" draw:fill-color="#eed8f2"/>
      <style:paragraph-properties fo:text-align="center" style:justify-single-word="false" fo:break-before="auto" fo:break-after="auto" fo:background-color="#eed8f2" fo:padding="0in" fo:border="3pt solid #9900ff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text-align="center" style:justify-single-word="false" fo:break-before="auto" fo:break-after="auto"/>
    </style:style>
    <style:style style:name="P9" style:family="paragraph" style:parent-style-name="Standard">
      <loext:graphic-properties draw:fill="solid" draw:fill-color="#f8ebd5"/>
      <style:paragraph-properties fo:text-align="center" style:justify-single-word="false" fo:break-before="auto" fo:break-after="auto" fo:background-color="#f8ebd5" fo:padding="0in" fo:border="1.5pt solid #ff9900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.25in" fo:margin-right="0in" fo:text-indent="0in" style:auto-text-indent="false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style:font-size-asian="16pt" style:font-weight-asian="bold" style:font-size-complex="16pt" fo:background-color="#ff00ff"/>
    </style:style>
    <style:style style:name="T6" style:family="text">
      <style:text-properties style:text-position="super 58%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/></text:span></text:p>
      <text:p text:style-name="P6"><text:span text:style-name="T4">Pràctica 2.0: Exercicis bàsics HTML</text:span></text:p>
      <text:p text:style-name="P8"><text:span text:style-name="T5"><text:s/></text:span></text:p>
      <text:p text:style-name="P9"><text:span text:style-name="T1">Exercicis</text:span></text:p>
      <text:p text:style-name="P2"/>
      <text:p text:style-name="P2"/>
      <text:p text:style-name="P4"><text:span text:style-name="T1">Crea el codi HTML que calga per a:</text:span></text:p>
      <text:p text:style-name="P3"/>
      <text:list xml:id="list2171426008" text:style-name="WWNum1">
        <text:list-item>
          <text:p text:style-name="P10"><text:span text:style-name="T1">Imprimir una descripció d'un llibre (mínim dos paràgrafs). Inclourem el nom del llibre, així com el seu autor. El nom del llibre amb èmfasi fort (negreta) i l’autor amb èmfasi (cursiva) .</text:span></text:p>
        </text:list-item>
        <text:list-item>
          <text:p text:style-name="P10"><text:span text:style-name="T1">A l’exercici anterior, afegeix un “title” (tooltip) al primer paràgraf que mostre “descripció del llibre”.</text:span></text:p>
        </text:list-item>
        <text:list-item>
          <text:p text:style-name="P10"><text:span text:style-name="T1">Imprimir el teu cognom a la pantalla, on cada lletra tindrà una mida diferent d'encapçalament (heading).</text:span></text:p>
        </text:list-item>
        <text:list-item>
          <text:p text:style-name="P10"><text:span text:style-name="T1">Imprimir les deu primeres potències en base 2. Cada número ha d'estar en una línia separada. (Exemple: 2</text:span><text:span text:style-name="T6">3</text:span><text:span text:style-name="T1"> = 8)</text:span></text:p>
        </text:list-item>
        <text:list-item>
          <text:p text:style-name="P10"><text:span text:style-name="T1">Imprimir dos llistes amb la informació que vullgues. Una llista ha de ser ordenada, l'altra llista desordenada. Com a mínim tindran 4 elements cadascuna.</text:span></text:p>
        </text:list-item>
        <text:list-item>
          <text:p text:style-name="P10"><text:span text:style-name="T1">Imprimir una llista de definicions amb 5 conceptes.</text:span></text:p>
        </text:list-item>
        <text:list-item>
          <text:p text:style-name="P10"><text:span text:style-name="T1">Imprimir deu acrònims o abreviatures de la teua elecció. Cal especificar les dades que representen estos acrònims i abreviatures.</text:span></text:p>
        </text:list-item>
        <text:list-item>
          <text:p text:style-name="P10"><text:span text:style-name="T1">Crear 5 enllaços a cinc pàgines de notícies diferents. El primer enllaç s’obrirà a una nova pestanya.</text:span></text:p>
        </text:list-item>
        <text:list-item>
          <text:p text:style-name="P10"><text:span text:style-name="T1">Crear una pàgina amb un enllaç a la part inferior de la mateixa, que quan es fa clic saltarà fins a la part superior de la pàgina. (cal que tinga suficients paràgrafs com per a poder fer scroll)</text:span></text:p>
        </text:list-item>
        <text:list-item>
          <text:p text:style-name="P10"><text:span text:style-name="T1">Modificar el següent codi per tal que </text:span><text:span text:style-name="T3">NO s’imprimisca</text:span><text:span text:style-name="T1"> el text “No mostres això al navegador” (afegir codi a la línia amb el text):</text:span></text:p>
        </text:list-item>
      </text:list>
      <text:p text:style-name="P1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T1">&lt;!DOCTYPE html&gt;</text:span></text:p>
            <text:p text:style-name="P12"><text:span text:style-name="T1">&lt;html&gt;</text:span></text:p>
            <text:p text:style-name="P12"><text:span text:style-name="T1">&lt;body&gt;</text:span></text:p>
            <text:p text:style-name="P13"/>
            <text:p text:style-name="P12"><text:span text:style-name="T1">&lt;p&gt;Aquí un paràgraf&lt;/p&gt;</text:span></text:p>
            <text:p text:style-name="P12"><text:span text:style-name="T1">No mostres això al navegador</text:span></text:p>
            <text:p text:style-name="P12"><text:span text:style-name="T1">&lt;p&gt;Aquí un altre paràgraf&lt;/p&gt;</text:span></text:p>
            <text:p text:style-name="P13"/>
            <text:p text:style-name="P12"><text:span text:style-name="T1">&lt;/body&gt;</text:span></text:p>
            <text:p text:style-name="P12"><text:span text:style-name="T1">&lt;/html&gt;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3" meta:word-count="255" meta:character-count="1487" meta:non-whitespace-character-count="1261"/>
    <meta:generator>LibreOfficeDev/6.0.5.2$Linux_X86_64 LibreOffice_project/</meta:generator>
  </office:meta>
</office:document-meta>
</file>